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include "tp0.h"</text:p>
      <text:p text:style-name="Preformatted_20_Text"/>
      <text:p text:style-name="Preformatted_20_Text">/* *****************************************************************</text:p>
      <text:p text:style-name="Preformatted_20_Text"><text:s/>* <text:s text:c="20"/>FUNCIONES A COMPLETAR <text:s text:c="22"/>*</text:p>
      <text:p text:style-name="Preformatted_20_Text"><text:s/>* <text:s text:c="8"/>(ver en tp0.h la documentación de cada función) <text:s text:c="8"/>*</text:p>
      <text:p text:style-name="Preformatted_20_Text"><text:s/>* *****************************************************************/</text:p>
      <text:p text:style-name="Preformatted_20_Text"/>
      <text:p text:style-name="Preformatted_20_Text">void swap (int *x, int *y) {</text:p>
      <text:p text:style-name="Preformatted_20_Text"><text:s text:c="4"/>int aux = *x;</text:p>
      <text:p text:style-name="Preformatted_20_Text"><text:s text:c="4"/>*x = *y;</text:p>
      <text:p text:style-name="Preformatted_20_Text"><text:s text:c="4"/>*y = aux;</text:p>
      <text:p text:style-name="Preformatted_20_Text">}</text:p>
      <text:p text:style-name="Preformatted_20_Text"/>
      <text:p text:style-name="Preformatted_20_Text">int maximo(int vector[], int n) {</text:p>
      <text:p text:style-name="Preformatted_20_Text"><text:s text:c="4"/>if (n == 0) {</text:p>
      <text:p text:style-name="Preformatted_20_Text"><text:s text:c="8"/>return -1;</text:p>
      <text:p text:style-name="Preformatted_20_Text"><text:s text:c="4"/>}else if(n == 1){</text:p>
      <text:p text:style-name="Preformatted_20_Text"><text:s text:c="8"/>return n-1;</text:p>
      <text:p text:style-name="Preformatted_20_Text"><text:s text:c="4"/>}else{</text:p>
      <text:p text:style-name="Preformatted_20_Text"><text:s text:c="8"/>int maximo = vector[0];</text:p>
      <text:p text:style-name="Preformatted_20_Text"><text:s text:c="8"/>int pos_maximo = 0;</text:p>
      <text:p text:style-name="Preformatted_20_Text"/>
      <text:p text:style-name="Preformatted_20_Text"><text:s text:c="8"/>for(int i = 0; i &lt; n; i++){</text:p>
      <text:p text:style-name="Preformatted_20_Text"><text:s text:c="12"/>if(vector[i] &gt; maximo){</text:p>
      <text:p text:style-name="Preformatted_20_Text"><text:s text:c="16"/>maximo = vector[i];</text:p>
      <text:p text:style-name="Preformatted_20_Text"><text:s text:c="16"/>pos_maximo = i;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return pos_maximo;</text:p>
      <text:p text:style-name="Preformatted_20_Text"><text:s text:c="4"/>}</text:p>
      <text:p text:style-name="Preformatted_20_Text">}</text:p>
      <text:p text:style-name="Preformatted_20_Text"/>
      <text:p text:style-name="Preformatted_20_Text">int comparar(int vector1[], int n1, int vector2[], int n2) {</text:p>
      <text:p text:style-name="Preformatted_20_Text"><text:s text:c="4"/>int i = 0, j = 0;</text:p>
      <text:p text:style-name="Preformatted_20_Text"><text:s text:c="4"/></text:p>
      <text:p text:style-name="Preformatted_20_Text"><text:s text:c="4"/>if(n1 == 0 &amp;&amp; n2 == 0){</text:p>
      <text:p text:style-name="Preformatted_20_Text"><text:s text:c="8"/>return 0;</text:p>
      <text:p text:style-name="Preformatted_20_Text"><text:s text:c="4"/>}else if(n1 == 0 &amp;&amp; n2 != 0){</text:p>
      <text:p text:style-name="Preformatted_20_Text"><text:s text:c="8"/>return -1;</text:p>
      <text:p text:style-name="Preformatted_20_Text"><text:s text:c="4"/>}else if(n1 != 0 &amp;&amp; n2 == 0){</text:p>
      <text:p text:style-name="Preformatted_20_Text"><text:s text:c="8"/>return 1;</text:p>
      <text:p text:style-name="Preformatted_20_Text"><text:s text:c="4"/>}else{</text:p>
      <text:p text:style-name="Preformatted_20_Text"><text:s text:c="8"/>while(i &lt; n1 &amp;&amp; j &lt; n2){</text:p>
      <text:p text:style-name="Preformatted_20_Text"><text:s text:c="12"/>if(vector1[i] == vector2[j]){</text:p>
      <text:p text:style-name="Preformatted_20_Text"><text:s text:c="16"/>i++;</text:p>
      <text:p text:style-name="Preformatted_20_Text"><text:s text:c="16"/>j++;</text:p>
      <text:p text:style-name="Preformatted_20_Text"><text:s text:c="12"/>}else if(vector1[i] &lt; vector2[j]){</text:p>
      <text:p text:style-name="Preformatted_20_Text"><text:s text:c="16"/>return -1;</text:p>
      <text:p text:style-name="Preformatted_20_Text"><text:s text:c="12"/>}else{</text:p>
      <text:p text:style-name="Preformatted_20_Text"><text:s text:c="16"/>return 1;</text:p>
      <text:p text:style-name="Preformatted_20_Text"><text:s text:c="12"/>}</text:p>
      <text:p text:style-name="Preformatted_20_Text"><text:s text:c="8"/>}</text:p>
      <text:p text:style-name="Preformatted_20_Text"><text:s text:c="8"/></text:p>
      <text:p text:style-name="Preformatted_20_Text"><text:s text:c="8"/>//Me fijo cual de los vectores termino. Si terminaron los dos al mismo tiempo, son iguales.</text:p>
      <text:p text:style-name="Preformatted_20_Text"/>
      <text:p text:style-name="Preformatted_20_Text"><text:s text:c="8"/>if(i &lt; n1){</text:p>
      <text:p text:style-name="Preformatted_20_Text"><text:s text:c="12"/>return 1;</text:p>
      <text:p text:style-name="Preformatted_20_Text"><text:s text:c="8"/>}</text:p>
      <text:p text:style-name="Preformatted_20_Text"><text:s text:c="8"/>if(j &lt; n2){</text:p>
      <text:p text:style-name="Preformatted_20_Text"><text:s text:c="12"/>return -1;</text:p>
      <text:p text:style-name="Preformatted_20_Text"><text:s text:c="8"/>}</text:p>
      <text:p text:style-name="Preformatted_20_Text"><text:s text:c="4"/>}</text:p>
      <text:p text:style-name="Preformatted_20_Text"><text:soft-page-break/></text:p>
      <text:p text:style-name="Preformatted_20_Text"><text:s text:c="4"/>return 0;</text:p>
      <text:p text:style-name="Preformatted_20_Text">}</text:p>
      <text:p text:style-name="Preformatted_20_Text"/>
      <text:p text:style-name="Preformatted_20_Text">void seleccion(int vector[], int n) {</text:p>
      <text:p text:style-name="Preformatted_20_Text"><text:s text:c="4"/>int max;</text:p>
      <text:p text:style-name="Preformatted_20_Text"/>
      <text:p text:style-name="Preformatted_20_Text"><text:s text:c="4"/>for(int i = n-1; i &gt; 0; i--){</text:p>
      <text:p text:style-name="Preformatted_20_Text"><text:s text:c="8"/>max = i;</text:p>
      <text:p text:style-name="Preformatted_20_Text"><text:s text:c="8"/>if(vector[maximo(vector, i)] &gt; vector[max]){</text:p>
      <text:p text:style-name="Preformatted_20_Text"><text:s text:c="12"/>swap(&amp;vector[maximo(vector, i)], &amp;vector[max]);</text:p>
      <text:p text:style-name="Preformatted_20_Text"><text:s text:c="8"/>} <text:s text:c="27"/></text:p>
      <text:p text:style-name="Preformatted_20_Text"><text:s text:c="4"/>} 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7" meta:word-count="222" meta:character-count="1694" meta:non-whitespace-character-count="1004"/>
    <meta:generator>LibreOffice/6.0.7.3$Linux_X86_64 LibreOffice_project/00m0$Build-3</meta:generator>
  </office:meta>
</office:document-meta>
</file>